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Modu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984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422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1.06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898in"/>
    </style:style>
    <style:style style:name="co8" style:family="table-column">
      <style:table-column-properties fo:break-before="auto" style:column-width="1.5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21" style:family="table-cell" style:parent-style-name="Default">
      <style:table-cell-properties fo:background-color="#a7074b" style:text-align-source="fix" style:repeat-content="false"/>
      <style:paragraph-properties fo:text-align="center" fo:margin-left="0in"/>
      <style:text-properties fo:color="#ffd7d7"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#ffd7d7" fo:border="0.74pt solid #ffffff"/>
    </style:style>
    <style:style style:name="ce23" style:family="table-cell" style:parent-style-name="Default">
      <style:table-cell-properties fo:background-color="#a7074b" style:text-align-source="fix" style:repeat-content="false"/>
      <style:paragraph-properties fo:text-align="center" fo:margin-left="0in"/>
      <style:text-properties fo:color="#ffd7d7" fo:font-weight="bold" style:font-weight-asian="bold" style:font-weight-complex="bold"/>
    </style:style>
    <style:style style:name="ce24" style:family="table-cell" style:parent-style-name="Default" style:data-style-name="N10000">
      <style:table-cell-properties fo:background-color="#ffd7d7" fo:border="0.74pt solid #ffffff"/>
    </style:style>
    <style:style style:name="ce25" style:family="table-cell" style:parent-style-name="Default" style:data-style-name="N10004">
      <style:table-cell-properties fo:background-color="#ffd7d7" fo:border="0.74pt solid #ffffff"/>
    </style:style>
    <style:style style:name="ce26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d7d7" fo:font-size="12pt" fo:font-weight="bold" style:font-weight-asian="bold" style:font-weight-complex="bold"/>
    </style:style>
    <style:style style:name="ce27" style:family="table-cell" style:parent-style-name="Default">
      <style:table-cell-properties fo:background-color="#dedce6" fo:border="0.74pt solid #ffffff"/>
    </style:style>
    <style:style style:name="ce28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d7d7" fo:font-weight="bold" style:font-weight-asian="bold" style:font-weight-complex="bold"/>
    </style:style>
    <style:style style:name="ce29" style:family="table-cell" style:parent-style-name="Default" style:data-style-name="N10000">
      <style:table-cell-properties fo:background-color="#dedce6" fo:border="0.74pt solid #ffffff"/>
    </style:style>
  </office:automatic-styles>
  <office:body>
    <office:spreadsheet>
      <table:calculation-settings table:automatic-find-labels="false"/>
      <table:table table:name="ans_Regex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row table:style-name="ro1">
          <table:table-cell table:style-name="ce21" office:value-type="string" calcext:value-type="string">
            <text:p>CSV data</text:p>
          </table:table-cell>
          <table:table-cell table:style-name="ce23" office:value-type="string" calcext:value-type="string">
            <text:p>Email</text:p>
          </table:table-cell>
          <table:table-cell table:style-name="ce23" office:value-type="string" calcext:value-type="string">
            <text:p>Nama</text:p>
          </table:table-cell>
          <table:table-cell table:style-name="ce23" office:value-type="string" calcext:value-type="string">
            <text:p>No HP</text:p>
          </table:table-cell>
          <table:table-cell table:style-name="ce23" office:value-type="string" calcext:value-type="string">
            <text:p>Kota</text:p>
          </table:table-cell>
        </table:table-row>
        <table:table-row table:style-name="ro2">
          <table:table-cell office:value-type="string" calcext:value-type="string">
            <text:p><text:a xlink:href="mailto:fika@yahoo.com" xlink:type="simple">fika@yahoo.com</text:a>,Rika Singal,Jakarta,08213214467</text:p>
          </table:table-cell>
          <table:table-cell table:formula="of:=ORG.LIBREOFFICE.REGEX([.A2];&quot;[a-zA-Z\._]*@\w*\.\w{3}&quot;)" office:value-type="string" office:string-value="fika@yahoo.com" calcext:value-type="string">
            <text:p>fika@yahoo.com</text:p>
          </table:table-cell>
          <table:table-cell table:formula="of:=ORG.LIBREOFFICE.REGEX([.A2];&quot;[a-zA-Z\.]*[:space:][a-zA-Z]*&quot;)" office:value-type="string" office:string-value="Rika Singal" calcext:value-type="string">
            <text:p>Rika Singal</text:p>
          </table:table-cell>
          <table:table-cell table:style-name="ce24" table:formula="of:=ORG.LIBREOFFICE.REGEX([.A2];&quot;\d+&quot;)" office:value-type="string" office:string-value="08213214467" calcext:value-type="string">
            <text:p>08213214467</text:p>
          </table:table-cell>
          <table:table-cell table:formula="of:=MID(ORG.LIBREOFFICE.REGEX(&quot;,&quot;&amp;[.A2]&amp;&quot;,&quot;;&quot;,[a-zA-Z]*,&quot;);2;LEN(ORG.LIBREOFFICE.REGEX(&quot;,&quot;&amp;[.A2]&amp;&quot;,&quot;;&quot;,[a-zA-Z]*,&quot;))-2)" office:value-type="string" office:string-value="Jakarta" calcext:value-type="string">
            <text:p>Jakarta</text:p>
          </table:table-cell>
        </table:table-row>
        <table:table-row table:style-name="ro2">
          <table:table-cell office:value-type="string" calcext:value-type="string">
            <text:p>Gino Lampus,Bandung,<text:a xlink:href="mailto:tino@gmail.com" xlink:type="simple">tino@gmail.com</text:a>,02211113840</text:p>
          </table:table-cell>
          <table:table-cell table:formula="of:=ORG.LIBREOFFICE.REGEX([.A3];&quot;[a-zA-Z\._]*@\w*\.\w{3}&quot;)" office:value-type="string" office:string-value="tino@gmail.com" calcext:value-type="string">
            <text:p>tino@gmail.com</text:p>
          </table:table-cell>
          <table:table-cell table:formula="of:=ORG.LIBREOFFICE.REGEX([.A3];&quot;[a-zA-Z\.]*[:space:][a-zA-Z]*&quot;)" office:value-type="string" office:string-value="Gino Lampus" calcext:value-type="string">
            <text:p>Gino Lampus</text:p>
          </table:table-cell>
          <table:table-cell table:formula="of:=ORG.LIBREOFFICE.REGEX([.A3];&quot;\d+&quot;)" office:value-type="string" office:string-value="02211113840" calcext:value-type="string">
            <text:p>02211113840</text:p>
          </table:table-cell>
          <table:table-cell table:formula="of:=MID(ORG.LIBREOFFICE.REGEX(&quot;,&quot;&amp;[.A3]&amp;&quot;,&quot;;&quot;,[a-zA-Z]*,&quot;);2;LEN(ORG.LIBREOFFICE.REGEX(&quot;,&quot;&amp;[.A3]&amp;&quot;,&quot;;&quot;,[a-zA-Z]*,&quot;))-2)" office:value-type="string" office:string-value="Bandung" calcext:value-type="string">
            <text:p>Bandung</text:p>
          </table:table-cell>
        </table:table-row>
        <table:table-row table:style-name="ro2">
          <table:table-cell office:value-type="string" calcext:value-type="string">
            <text:p>Joko Widodo,<text:a xlink:href="mailto:joko@mail.com" xlink:type="simple">joko@mail.com</text:a>,08234555527,Solo</text:p>
          </table:table-cell>
          <table:table-cell table:formula="of:=ORG.LIBREOFFICE.REGEX([.A4];&quot;[a-zA-Z\._]*@\w*\.\w{3}&quot;)" office:value-type="string" office:string-value="joko@mail.com" calcext:value-type="string">
            <text:p>joko@mail.com</text:p>
          </table:table-cell>
          <table:table-cell table:formula="of:=ORG.LIBREOFFICE.REGEX([.A4];&quot;[a-zA-Z\.]*[:space:][a-zA-Z]*&quot;)" office:value-type="string" office:string-value="Joko Widodo" calcext:value-type="string">
            <text:p>Joko Widodo</text:p>
          </table:table-cell>
          <table:table-cell table:formula="of:=ORG.LIBREOFFICE.REGEX([.A4];&quot;\d+&quot;)" office:value-type="string" office:string-value="08234555527" calcext:value-type="string">
            <text:p>08234555527</text:p>
          </table:table-cell>
          <table:table-cell table:formula="of:=MID(ORG.LIBREOFFICE.REGEX(&quot;,&quot;&amp;[.A4]&amp;&quot;,&quot;;&quot;,[a-zA-Z]*,&quot;);2;LEN(ORG.LIBREOFFICE.REGEX(&quot;,&quot;&amp;[.A4]&amp;&quot;,&quot;;&quot;,[a-zA-Z]*,&quot;))-2)" office:value-type="string" office:string-value="Solo" calcext:value-type="string">
            <text:p>Solo</text:p>
          </table:table-cell>
        </table:table-row>
        <table:table-row table:style-name="ro2">
          <table:table-cell office:value-type="string" calcext:value-type="string">
            <text:p>Manado,Yahya Waloni,<text:a xlink:href="mailto:wanoli@wordpress.com" xlink:type="simple">wanoli@wordpress.com</text:a>,08824448377</text:p>
          </table:table-cell>
          <table:table-cell table:formula="of:=ORG.LIBREOFFICE.REGEX([.A5];&quot;[a-zA-Z\._]*@\w*\.\w{3}&quot;)" office:value-type="string" office:string-value="wanoli@wordpress.com" calcext:value-type="string">
            <text:p>wanoli@wordpress.com</text:p>
          </table:table-cell>
          <table:table-cell table:formula="of:=ORG.LIBREOFFICE.REGEX([.A5];&quot;[a-zA-Z\.]*[:space:][a-zA-Z]*&quot;)" office:value-type="string" office:string-value="Yahya Waloni" calcext:value-type="string">
            <text:p>Yahya Waloni</text:p>
          </table:table-cell>
          <table:table-cell table:style-name="ce25" table:formula="of:=ORG.LIBREOFFICE.REGEX([.A5];&quot;\d+&quot;)" office:value-type="string" office:string-value="08824448377" calcext:value-type="string">
            <text:p>08824448377</text:p>
          </table:table-cell>
          <table:table-cell table:formula="of:=MID(ORG.LIBREOFFICE.REGEX(&quot;,&quot;&amp;[.A5]&amp;&quot;,&quot;;&quot;,[a-zA-Z]*,&quot;);2;LEN(ORG.LIBREOFFICE.REGEX(&quot;,&quot;&amp;[.A5]&amp;&quot;,&quot;;&quot;,[a-zA-Z]*,&quot;))-2)" office:value-type="string" office:string-value="Manado" calcext:value-type="string">
            <text:p>Manado</text:p>
          </table:table-cell>
        </table:table-row>
        <table:table-row table:style-name="ro2">
          <table:table-cell office:value-type="string" calcext:value-type="string">
            <text:p>04323494344,Gerung Decky,<text:a xlink:href="mailto:decky@yahoo.com" xlink:type="simple">decky@yahoo.com</text:a>,Manado</text:p>
          </table:table-cell>
          <table:table-cell table:formula="of:=ORG.LIBREOFFICE.REGEX([.A6];&quot;[a-zA-Z\._]*@\w*\.\w{3}&quot;)" office:value-type="string" office:string-value="decky@yahoo.com" calcext:value-type="string">
            <text:p>decky@yahoo.com</text:p>
          </table:table-cell>
          <table:table-cell table:formula="of:=ORG.LIBREOFFICE.REGEX([.A6];&quot;[a-zA-Z\.]*[:space:][a-zA-Z]*&quot;)" office:value-type="string" office:string-value="Gerung Decky" calcext:value-type="string">
            <text:p>Gerung Decky</text:p>
          </table:table-cell>
          <table:table-cell table:style-name="ce24" table:formula="of:=ORG.LIBREOFFICE.REGEX([.A6];&quot;\d+&quot;)" office:value-type="string" office:string-value="04323494344" calcext:value-type="string">
            <text:p>04323494344</text:p>
          </table:table-cell>
          <table:table-cell table:formula="of:=MID(ORG.LIBREOFFICE.REGEX(&quot;,&quot;&amp;[.A6]&amp;&quot;,&quot;;&quot;,[a-zA-Z]*,&quot;);2;LEN(ORG.LIBREOFFICE.REGEX(&quot;,&quot;&amp;[.A6]&amp;&quot;,&quot;;&quot;,[a-zA-Z]*,&quot;))-2)" office:value-type="string" office:string-value="Manado" calcext:value-type="string">
            <text:p>Manado</text:p>
          </table:table-cell>
        </table:table-row>
        <table:table-row table:style-name="ro2">
          <table:table-cell office:value-type="string" calcext:value-type="string">
            <text:p><text:a xlink:href="mailto:ngabal@mail.com" xlink:type="simple">ngabal@mail.com</text:a>,Ali Gombalin,Aceh,08884894833</text:p>
          </table:table-cell>
          <table:table-cell table:formula="of:=ORG.LIBREOFFICE.REGEX([.A7];&quot;[a-zA-Z\._]*@\w*\.\w{3}&quot;)" office:value-type="string" office:string-value="ngabal@mail.com" calcext:value-type="string">
            <text:p>ngabal@mail.com</text:p>
          </table:table-cell>
          <table:table-cell table:formula="of:=ORG.LIBREOFFICE.REGEX([.A7];&quot;[a-zA-Z\.]*[:space:][a-zA-Z]*&quot;)" office:value-type="string" office:string-value="Ali Gombalin" calcext:value-type="string">
            <text:p>Ali Gombalin</text:p>
          </table:table-cell>
          <table:table-cell table:formula="of:=ORG.LIBREOFFICE.REGEX([.A7];&quot;\d+&quot;)" office:value-type="string" office:string-value="08884894833" calcext:value-type="string">
            <text:p>08884894833</text:p>
          </table:table-cell>
          <table:table-cell table:formula="of:=MID(ORG.LIBREOFFICE.REGEX(&quot;,&quot;&amp;[.A7]&amp;&quot;,&quot;;&quot;,[a-zA-Z]*,&quot;);2;LEN(ORG.LIBREOFFICE.REGEX(&quot;,&quot;&amp;[.A7]&amp;&quot;,&quot;;&quot;,[a-zA-Z]*,&quot;))-2)" office:value-type="string" office:string-value="Aceh" calcext:value-type="string">
            <text:p>Aceh</text:p>
          </table:table-cell>
        </table:table-row>
        <table:table-row table:style-name="ro2">
          <table:table-cell office:value-type="string" calcext:value-type="string">
            <text:p>Anies Baswedan,08332893898,<text:a xlink:href="mailto:baswe@proton.com" xlink:type="simple">baswe@proton.com</text:a>,Banten</text:p>
          </table:table-cell>
          <table:table-cell table:formula="of:=ORG.LIBREOFFICE.REGEX([.A8];&quot;[a-zA-Z\._]*@\w*\.\w{3}&quot;)" office:value-type="string" office:string-value="baswe@proton.com" calcext:value-type="string">
            <text:p>baswe@proton.com</text:p>
          </table:table-cell>
          <table:table-cell table:formula="of:=ORG.LIBREOFFICE.REGEX([.A8];&quot;[a-zA-Z\.]*[:space:][a-zA-Z]*&quot;)" office:value-type="string" office:string-value="Anies Baswedan" calcext:value-type="string">
            <text:p>Anies Baswedan</text:p>
          </table:table-cell>
          <table:table-cell table:formula="of:=ORG.LIBREOFFICE.REGEX([.A8];&quot;\d+&quot;)" office:value-type="string" office:string-value="08332893898" calcext:value-type="string">
            <text:p>08332893898</text:p>
          </table:table-cell>
          <table:table-cell table:formula="of:=MID(ORG.LIBREOFFICE.REGEX(&quot;,&quot;&amp;[.A8]&amp;&quot;,&quot;;&quot;,[a-zA-Z]*,&quot;);2;LEN(ORG.LIBREOFFICE.REGEX(&quot;,&quot;&amp;[.A8]&amp;&quot;,&quot;;&quot;,[a-zA-Z]*,&quot;))-2)" office:value-type="string" office:string-value="Banten" calcext:value-type="string">
            <text:p>Banten</text:p>
          </table:table-cell>
        </table:table-row>
        <table:table-row table:style-name="ro2">
          <table:table-cell office:value-type="string" calcext:value-type="string">
            <text:p>Kendari,<text:a xlink:href="mailto:kal_la.y@proton.com" xlink:type="simple">kal_la.y@proton.com</text:a>,Y. Kalla,082239044449</text:p>
          </table:table-cell>
          <table:table-cell table:formula="of:=ORG.LIBREOFFICE.REGEX([.A9];&quot;[a-zA-Z\._]*@\w*\.\w{3}&quot;)" office:value-type="string" office:string-value="kal_la.y@proton.com" calcext:value-type="string">
            <text:p>kal_la.y@proton.com</text:p>
          </table:table-cell>
          <table:table-cell table:formula="of:=ORG.LIBREOFFICE.REGEX([.A9];&quot;[a-zA-Z\.]*[:space:][a-zA-Z]*&quot;)" office:value-type="string" office:string-value="Y. Kalla" calcext:value-type="string">
            <text:p>Y. Kalla</text:p>
          </table:table-cell>
          <table:table-cell table:formula="of:=ORG.LIBREOFFICE.REGEX([.A9];&quot;\d+&quot;)" office:value-type="string" office:string-value="082239044449" calcext:value-type="string">
            <text:p>082239044449</text:p>
          </table:table-cell>
          <table:table-cell table:formula="of:=MID(ORG.LIBREOFFICE.REGEX(&quot;,&quot;&amp;[.A9]&amp;&quot;,&quot;;&quot;,[a-zA-Z]*,&quot;);2;LEN(ORG.LIBREOFFICE.REGEX(&quot;,&quot;&amp;[.A9]&amp;&quot;,&quot;;&quot;,[a-zA-Z]*,&quot;))-2)" office:value-type="string" office:string-value="Kendari" calcext:value-type="string">
            <text:p>Kendari</text:p>
          </table:table-cell>
        </table:table-row>
      </table:table>
      <table:table table:name="Regex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7"/>
        <table:table-column table:style-name="co7" table:default-cell-style-name="ce27"/>
        <table:table-column table:style-name="co3" table:default-cell-style-name="ce27"/>
        <table:table-column table:style-name="co4" table:default-cell-style-name="ce29"/>
        <table:table-column table:style-name="co8" table:default-cell-style-name="ce27"/>
        <table:table-row table:style-name="ro1">
          <table:table-cell table:style-name="ce26" office:value-type="string" calcext:value-type="string">
            <text:p>CSV data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string" calcext:value-type="string">
            <text:p>Nama</text:p>
          </table:table-cell>
          <table:table-cell table:style-name="ce28" office:value-type="string" calcext:value-type="string">
            <text:p>No HP</text:p>
          </table:table-cell>
          <table:table-cell table:style-name="ce28" office:value-type="string" calcext:value-type="string">
            <text:p>Kota</text:p>
          </table:table-cell>
        </table:table-row>
        <table:table-row table:style-name="ro2">
          <table:table-cell office:value-type="string" calcext:value-type="string">
            <text:p><text:a xlink:href="mailto:fika@yahoo.com" xlink:type="simple">fika@yahoo.com</text:a>,Rika Singal,Jakarta,08213214467</text:p>
          </table:table-cell>
          <table:table-cell table:formula="of:=ORG.LIBREOFFICE.REGEX([.A2];&quot;[a-zA-Z_\.]*@\w*\.\w{3}&quot;)" office:value-type="string" office:string-value="fika@yahoo.com" calcext:value-type="string">
            <text:p>fika@yahoo.com</text:p>
          </table:table-cell>
          <table:table-cell table:formula="of:=ORG.LIBREOFFICE.REGEX([.A2];&quot;[a-zA-Z\.]*[:space:][a-zA-Z]*&quot;)" office:value-type="string" office:string-value="Rika Singal" calcext:value-type="string">
            <text:p>Rika Singal</text:p>
          </table:table-cell>
          <table:table-cell table:formula="of:=ORG.LIBREOFFICE.REGEX([.A2];&quot;\d+&quot;)" office:value-type="string" office:string-value="08213214467" calcext:value-type="string">
            <text:p>08213214467</text:p>
          </table:table-cell>
          <table:table-cell table:formula="of:=MID(ORG.LIBREOFFICE.REGEX(&quot;,&quot;&amp;[.A2]&amp;&quot;,&quot;;&quot;,[a-zA-Z]*,&quot;);2;LEN(ORG.LIBREOFFICE.REGEX(&quot;,&quot;&amp;[.A2]&amp;&quot;,&quot;;&quot;,[a-zA-Z]*,&quot;))-2)" office:value-type="string" office:string-value="Jakarta" calcext:value-type="string">
            <text:p>Jakarta</text:p>
          </table:table-cell>
        </table:table-row>
        <table:table-row table:style-name="ro2">
          <table:table-cell office:value-type="string" calcext:value-type="string">
            <text:p>Gino Lampus,Bandung,<text:a xlink:href="mailto:tino@gmail.com" xlink:type="simple">tino@gmail.com</text:a>,02211113840</text:p>
          </table:table-cell>
          <table:table-cell table:formula="of:=ORG.LIBREOFFICE.REGEX([.A3];&quot;[a-zA-Z_\.]*@\w*\.\w{3}&quot;)" office:value-type="string" office:string-value="tino@gmail.com" calcext:value-type="string">
            <text:p>tino@gmail.com</text:p>
          </table:table-cell>
          <table:table-cell table:formula="of:=ORG.LIBREOFFICE.REGEX([.A3];&quot;[a-zA-Z\.]*[:space:][a-zA-Z]*&quot;)" office:value-type="string" office:string-value="Gino Lampus" calcext:value-type="string">
            <text:p>Gino Lampus</text:p>
          </table:table-cell>
          <table:table-cell table:formula="of:=ORG.LIBREOFFICE.REGEX([.A3];&quot;\d+&quot;)" office:value-type="string" office:string-value="02211113840" calcext:value-type="string">
            <text:p>02211113840</text:p>
          </table:table-cell>
          <table:table-cell table:formula="of:=MID(ORG.LIBREOFFICE.REGEX(&quot;,&quot;&amp;[.A3]&amp;&quot;,&quot;;&quot;,[a-zA-Z]*,&quot;);2;LEN(ORG.LIBREOFFICE.REGEX(&quot;,&quot;&amp;[.A3]&amp;&quot;,&quot;;&quot;,[a-zA-Z]*,&quot;))-2)" office:value-type="string" office:string-value="Bandung" calcext:value-type="string">
            <text:p>Bandung</text:p>
          </table:table-cell>
        </table:table-row>
        <table:table-row table:style-name="ro2">
          <table:table-cell office:value-type="string" calcext:value-type="string">
            <text:p>Joko Widodo,<text:a xlink:href="mailto:joko@mail.com" xlink:type="simple">joko@mail.com</text:a>,08234555527,Solo</text:p>
          </table:table-cell>
          <table:table-cell table:formula="of:=ORG.LIBREOFFICE.REGEX([.A4];&quot;[a-zA-Z_\.]*@\w*\.\w{3}&quot;)" office:value-type="string" office:string-value="joko@mail.com" calcext:value-type="string">
            <text:p>joko@mail.com</text:p>
          </table:table-cell>
          <table:table-cell table:formula="of:=ORG.LIBREOFFICE.REGEX([.A4];&quot;[a-zA-Z\.]*[:space:][a-zA-Z]*&quot;)" office:value-type="string" office:string-value="Joko Widodo" calcext:value-type="string">
            <text:p>Joko Widodo</text:p>
          </table:table-cell>
          <table:table-cell table:formula="of:=ORG.LIBREOFFICE.REGEX([.A4];&quot;\d+&quot;)" office:value-type="string" office:string-value="08234555527" calcext:value-type="string">
            <text:p>08234555527</text:p>
          </table:table-cell>
          <table:table-cell table:formula="of:=MID(ORG.LIBREOFFICE.REGEX(&quot;,&quot;&amp;[.A4]&amp;&quot;,&quot;;&quot;,[a-zA-Z]*,&quot;);2;LEN(ORG.LIBREOFFICE.REGEX(&quot;,&quot;&amp;[.A4]&amp;&quot;,&quot;;&quot;,[a-zA-Z]*,&quot;))-2)" office:value-type="string" office:string-value="Solo" calcext:value-type="string">
            <text:p>Solo</text:p>
          </table:table-cell>
        </table:table-row>
        <table:table-row table:style-name="ro2">
          <table:table-cell office:value-type="string" calcext:value-type="string">
            <text:p>Manado,Yahya Waloni,<text:a xlink:href="mailto:wanoli@wordpress.com" xlink:type="simple">wanoli@wordpress.com</text:a>,08824448377</text:p>
          </table:table-cell>
          <table:table-cell table:formula="of:=ORG.LIBREOFFICE.REGEX([.A5];&quot;[a-zA-Z_\.]*@\w*\.\w{3}&quot;)" office:value-type="string" office:string-value="wanoli@wordpress.com" calcext:value-type="string">
            <text:p>wanoli@wordpress.com</text:p>
          </table:table-cell>
          <table:table-cell table:formula="of:=ORG.LIBREOFFICE.REGEX([.A5];&quot;[a-zA-Z\.]*[:space:][a-zA-Z]*&quot;)" office:value-type="string" office:string-value="Yahya Waloni" calcext:value-type="string">
            <text:p>Yahya Waloni</text:p>
          </table:table-cell>
          <table:table-cell table:formula="of:=ORG.LIBREOFFICE.REGEX([.A5];&quot;\d+&quot;)" office:value-type="string" office:string-value="08824448377" calcext:value-type="string">
            <text:p>08824448377</text:p>
          </table:table-cell>
          <table:table-cell table:formula="of:=MID(ORG.LIBREOFFICE.REGEX(&quot;,&quot;&amp;[.A5]&amp;&quot;,&quot;;&quot;,[a-zA-Z]*,&quot;);2;LEN(ORG.LIBREOFFICE.REGEX(&quot;,&quot;&amp;[.A5]&amp;&quot;,&quot;;&quot;,[a-zA-Z]*,&quot;))-2)" office:value-type="string" office:string-value="Manado" calcext:value-type="string">
            <text:p>Manado</text:p>
          </table:table-cell>
        </table:table-row>
        <table:table-row table:style-name="ro2">
          <table:table-cell office:value-type="string" calcext:value-type="string">
            <text:p>04323494344,Gerung Decky,<text:a xlink:href="mailto:decky@yahoo.com" xlink:type="simple">decky@yahoo.com</text:a>,Manado</text:p>
          </table:table-cell>
          <table:table-cell table:formula="of:=ORG.LIBREOFFICE.REGEX([.A6];&quot;[a-zA-Z_\.]*@\w*\.\w{3}&quot;)" office:value-type="string" office:string-value="decky@yahoo.com" calcext:value-type="string">
            <text:p>decky@yahoo.com</text:p>
          </table:table-cell>
          <table:table-cell table:formula="of:=ORG.LIBREOFFICE.REGEX([.A6];&quot;[a-zA-Z\.]*[:space:][a-zA-Z]*&quot;)" office:value-type="string" office:string-value="Gerung Decky" calcext:value-type="string">
            <text:p>Gerung Decky</text:p>
          </table:table-cell>
          <table:table-cell table:formula="of:=ORG.LIBREOFFICE.REGEX([.A6];&quot;\d+&quot;)" office:value-type="string" office:string-value="04323494344" calcext:value-type="string">
            <text:p>04323494344</text:p>
          </table:table-cell>
          <table:table-cell table:formula="of:=MID(ORG.LIBREOFFICE.REGEX(&quot;,&quot;&amp;[.A6]&amp;&quot;,&quot;;&quot;,[a-zA-Z]*,&quot;);2;LEN(ORG.LIBREOFFICE.REGEX(&quot;,&quot;&amp;[.A6]&amp;&quot;,&quot;;&quot;,[a-zA-Z]*,&quot;))-2)" office:value-type="string" office:string-value="Manado" calcext:value-type="string">
            <text:p>Manado</text:p>
          </table:table-cell>
        </table:table-row>
        <table:table-row table:style-name="ro2">
          <table:table-cell office:value-type="string" calcext:value-type="string">
            <text:p><text:a xlink:href="mailto:ngabal@mail.com" xlink:type="simple">ngabal@mail.com</text:a>,Ali Gombalin,Aceh,08884894833</text:p>
          </table:table-cell>
          <table:table-cell table:formula="of:=ORG.LIBREOFFICE.REGEX([.A7];&quot;[a-zA-Z_\.]*@\w*\.\w{3}&quot;)" office:value-type="string" office:string-value="ngabal@mail.com" calcext:value-type="string">
            <text:p>ngabal@mail.com</text:p>
          </table:table-cell>
          <table:table-cell table:formula="of:=ORG.LIBREOFFICE.REGEX([.A7];&quot;[a-zA-Z\.]*[:space:][a-zA-Z]*&quot;)" office:value-type="string" office:string-value="Ali Gombalin" calcext:value-type="string">
            <text:p>Ali Gombalin</text:p>
          </table:table-cell>
          <table:table-cell table:formula="of:=ORG.LIBREOFFICE.REGEX([.A7];&quot;\d+&quot;)" office:value-type="string" office:string-value="08884894833" calcext:value-type="string">
            <text:p>08884894833</text:p>
          </table:table-cell>
          <table:table-cell table:formula="of:=MID(ORG.LIBREOFFICE.REGEX(&quot;,&quot;&amp;[.A7]&amp;&quot;,&quot;;&quot;,[a-zA-Z]*,&quot;);2;LEN(ORG.LIBREOFFICE.REGEX(&quot;,&quot;&amp;[.A7]&amp;&quot;,&quot;;&quot;,[a-zA-Z]*,&quot;))-2)" office:value-type="string" office:string-value="Aceh" calcext:value-type="string">
            <text:p>Aceh</text:p>
          </table:table-cell>
        </table:table-row>
        <table:table-row table:style-name="ro2">
          <table:table-cell office:value-type="string" calcext:value-type="string">
            <text:p>Anies Baswedan,08332893898,<text:a xlink:href="mailto:baswe@proton.com" xlink:type="simple">baswe@proton.com</text:a>,Banten</text:p>
          </table:table-cell>
          <table:table-cell table:formula="of:=ORG.LIBREOFFICE.REGEX([.A8];&quot;[a-zA-Z_\.]*@\w*\.\w{3}&quot;)" office:value-type="string" office:string-value="baswe@proton.com" calcext:value-type="string">
            <text:p>baswe@proton.com</text:p>
          </table:table-cell>
          <table:table-cell table:formula="of:=ORG.LIBREOFFICE.REGEX([.A8];&quot;[a-zA-Z\.]*[:space:][a-zA-Z]*&quot;)" office:value-type="string" office:string-value="Anies Baswedan" calcext:value-type="string">
            <text:p>Anies Baswedan</text:p>
          </table:table-cell>
          <table:table-cell table:formula="of:=ORG.LIBREOFFICE.REGEX([.A8];&quot;\d+&quot;)" office:value-type="string" office:string-value="08332893898" calcext:value-type="string">
            <text:p>08332893898</text:p>
          </table:table-cell>
          <table:table-cell table:formula="of:=MID(ORG.LIBREOFFICE.REGEX(&quot;,&quot;&amp;[.A8]&amp;&quot;,&quot;;&quot;,[a-zA-Z]*,&quot;);2;LEN(ORG.LIBREOFFICE.REGEX(&quot;,&quot;&amp;[.A8]&amp;&quot;,&quot;;&quot;,[a-zA-Z]*,&quot;))-2)" office:value-type="string" office:string-value="Banten" calcext:value-type="string">
            <text:p>Banten</text:p>
          </table:table-cell>
        </table:table-row>
        <table:table-row table:style-name="ro2">
          <table:table-cell office:value-type="string" calcext:value-type="string">
            <text:p>Kendari,<text:a xlink:href="mailto:kal_la.y@proton.com" xlink:type="simple">kal_la.y@proton.com</text:a>,Y. Kalla,082239044449</text:p>
          </table:table-cell>
          <table:table-cell table:formula="of:=ORG.LIBREOFFICE.REGEX([.A9];&quot;[a-zA-Z_\.]*@\w*\.\w{3}&quot;)" office:value-type="string" office:string-value="kal_la.y@proton.com" calcext:value-type="string">
            <text:p>kal_la.y@proton.com</text:p>
          </table:table-cell>
          <table:table-cell table:formula="of:=ORG.LIBREOFFICE.REGEX([.A9];&quot;[a-zA-Z\.]*[:space:][a-zA-Z]*&quot;)" office:value-type="string" office:string-value="Y. Kalla" calcext:value-type="string">
            <text:p>Y. Kalla</text:p>
          </table:table-cell>
          <table:table-cell table:formula="of:=ORG.LIBREOFFICE.REGEX([.A9];&quot;\d+&quot;)" office:value-type="string" office:string-value="082239044449" calcext:value-type="string">
            <text:p>082239044449</text:p>
          </table:table-cell>
          <table:table-cell table:formula="of:=MID(ORG.LIBREOFFICE.REGEX(&quot;,&quot;&amp;[.A9]&amp;&quot;,&quot;;&quot;,[a-zA-Z]*,&quot;);2;LEN(ORG.LIBREOFFICE.REGEX(&quot;,&quot;&amp;[.A9]&amp;&quot;,&quot;;&quot;,[a-zA-Z]*,&quot;))-2)" office:value-type="string" office:string-value="Kendari" calcext:value-type="string">
            <text:p>Kendari</text:p>
          </table:table-cell>
        </table:table-row>
      </table:table>
      <table:named-expressions/>
      <table:database-ranges>
        <table:database-range table:name="__Anonymous_Sheet_DB__0" table:target-range-address="ans_Regex.A1:ans_Regex.E1048576" table:orientation="column"/>
        <table:database-range table:name="__Anonymous_Sheet_DB__1" table:target-range-address="Regex.A1:Regex.E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1" number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Custom_20_-_20_Bold_20_Mid" style:display-name="Custom - Bold Mid" style:family="table-cell" style:parent-style-name="Default">
      <style:table-cell-properties fo:background-color="#f7d1d5" style:text-align-source="fix" style:repeat-content="false"/>
      <style:paragraph-properties fo:text-align="center"/>
      <style:text-properties fo:font-weight="bold"/>
    </style:style>
    <style:style style:name="Custom_20_-_20_Bold_20_Left" style:display-name="Custom - Bold Left" style:family="table-cell" style:parent-style-name="Default">
      <style:table-cell-properties fo:background-color="#f7d1d5" style:text-align-source="fix" style:repeat-content="false"/>
      <style:paragraph-properties fo:text-align="start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9-24">00/00/0000</text:date></text:span><text:span text:style-name="MT1">, </text:span><text:span text:style-name="MT1"><text:time style:data-style-name="N2" text:time-value="21:16:16.400876267">00:00:00</text:time></text:span></text:p>
        </style:region-right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5:21:53.900917837</meta:creation-date>
    <dc:date>2021-09-24T21:32:16.213337894</dc:date>
    <meta:editing-duration>PT2H44M50S</meta:editing-duration>
    <meta:editing-cycles>68</meta:editing-cycles>
    <meta:generator>LibreOffice/7.2.0.4$Linux_X86_64 LibreOffice_project/20$Build-4</meta:generator>
    <meta:document-statistic meta:table-count="2" meta:cell-count="90" meta:object-count="0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Hello(user as String) as String
	Hello = user
End Function
</script:module>
</file>

<file path=Basic/Standard/Moduls.xml><?xml version="1.0" encoding="utf-8"?>
<!DOCTYPE module  PUBLIC '-//OpenOffice.org//DTD OfficeDocument 1.0//EN'  'module.dtd'>
<script:module xmlns:script="http://openoffice.org/2000/script" script:name="Moduls" script:language="StarBasic" script:moduleType="normal">REM  *****  BASIC  *****

Sub SayHello
	thisSheet = ThisComponent.CurrentController.ActiveSheet
	
	thisSheet.getCellRangeByName("A10").String = "Hello Cheries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  <library:element library:name="Modu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